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15.75cm" fo:min-width="15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4.172cm" fo:min-width="13.022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Per_20_defecte">
        <draw:custom-shape draw:style-name="gr1" draw:text-style-name="P1" draw:layer="layout" svg:width="16cm" svg:height="16cm" svg:x="2cm" svg:y="7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13.016cm" svg:height="13.499cm" svg:x="3cm" svg:y="8.5cm" svg:viewBox="0 0 13017 13500" svg:d="M234 8433c142-284 345-519 591-683s525-250 809-250h3766l-400-6000c0-263 69-522 201-750s321-417 549-549 487-201 750-201c264 0 523 69 751 201s417 321 549 549 201 487 201 750h-1l-400 6000h3800c284 0 563 86 809 250 245 164 450 399 591 683 133 264 207 562 216 867h1v65l-17 135v4000h-1000v-4000h-1000v4000h-1000v-4000h-1000v4000h-1000v-4000h-1000v4000h-1000v-4000h-900v4000h-1000v-4000h-1100v4000h-1000v-4000h-1000v4000h-1000v-4000l17-135v-65h1c9-305 84-603 216-867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8T15:40:42.897000000</meta:creation-date>
    <dc:date>2020-02-28T17:03:18.333000000</dc:date>
    <meta:editing-duration>PT38M17S</meta:editing-duration>
    <meta:editing-cycles>12</meta:editing-cycles>
    <meta:generator>LibreOffice/6.3.4.2$Windows_X86_64 LibreOffice_project/60da17e045e08f1793c57c00ba83cdfce946d0aa</meta:generator>
    <meta:document-statistic meta:object-count="2"/>
  </office:meta>
</office:document-meta>
</file>